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203cm"/>
    </style:style>
    <style:style style:name="gr5" style:family="graphic" style:parent-style-name="objectwithoutfill">
      <style:graphic-properties svg:stroke-color="#000000" draw:fill="none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7cm" fo:min-width="1.0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6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0.45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9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3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5cm" fo:min-width="0.2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6cm" fo:min-width="0.71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4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4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2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5cm" fo:min-width="0.2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5cm" fo:min-width="0.2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9cm"/>
    </style:style>
    <style:style style:name="gr28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4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58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58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0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61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4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2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4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5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0.24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53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0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5cm" fo:min-width="0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12pt" fo:text-shadow="1pt 1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2pt" style:font-size-asian="18pt" style:font-size-complex="18pt"/>
    </style:style>
    <style:style style:name="P7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2pt" fo:text-shadow="1pt 1pt" style:font-size-asian="12pt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061cm" svg:height="1.038cm" svg:x="10.6cm" svg:y="0.762cm">
          <draw:text-box>
            <text:p><text:span text:style-name="T1">Domain Model</text:span></text:p>
          </draw:text-box>
        </draw:frame>
        <draw:frame draw:style-name="gr2" draw:text-style-name="P1" draw:layer="layout" svg:width="0.502cm" svg:height="1.187cm" svg:x="14.9cm" svg:y="1.2cm">
          <draw:text-box>
            <text:p/>
          </draw:text-box>
        </draw:frame>
        <draw:custom-shape draw:style-name="gr3" draw:text-style-name="P2" draw:layer="layout" svg:width="1.904cm" svg:height="1.7cm" svg:x="3.1cm" svg:y="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703cm" svg:height="0.725cm" svg:x="3cm" svg:y="4.875cm">
          <draw:text-box>
            <text:p><text:span text:style-name="T2">Player</text:span></text:p>
          </draw:text-box>
        </draw:frame>
        <draw:line draw:style-name="gr5" draw:text-style-name="P4" draw:layer="layout" svg:x1="3.1cm" svg:y1="5.5cm" svg:x2="5.003cm" svg:y2="5.5cm">
          <text:p/>
        </draw:line>
        <draw:line draw:style-name="gr5" draw:text-style-name="P4" draw:layer="layout" svg:x1="3.058cm" svg:y1="6.43cm" svg:x2="4.961cm" svg:y2="6.43cm">
          <text:p/>
        </draw:line>
        <draw:custom-shape draw:style-name="gr3" draw:text-style-name="P2" draw:layer="layout" svg:width="3.006cm" svg:height="1cm" svg:x="13.018cm" svg:y="5.13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87cm" svg:height="0.725cm" svg:x="13.018cm" svg:y="5cm">
          <draw:text-box>
            <text:p><text:span text:style-name="T2">ChessGame</text:span></text:p>
          </draw:text-box>
        </draw:frame>
        <draw:line draw:style-name="gr5" draw:text-style-name="P4" draw:layer="layout" svg:x1="13.019cm" svg:y1="5.738cm" svg:x2="16.025cm" svg:y2="5.738cm">
          <text:p/>
        </draw:line>
        <draw:line draw:style-name="gr5" draw:text-style-name="P4" draw:layer="layout" svg:x1="13.019cm" svg:y1="5.946cm" svg:x2="16.025cm" svg:y2="5.938cm">
          <text:p/>
        </draw:line>
        <draw:custom-shape draw:style-name="gr3" draw:text-style-name="P2" draw:layer="layout" svg:width="1.904cm" svg:height="1cm" svg:x="22.035cm" svg:y="7.13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64cm" svg:height="0.725cm" svg:x="22.035cm" svg:y="7cm">
          <draw:text-box>
            <text:p><text:span text:style-name="T2">Board</text:span></text:p>
          </draw:text-box>
        </draw:frame>
        <draw:line draw:style-name="gr5" draw:text-style-name="P4" draw:layer="layout" svg:x1="22.035cm" svg:y1="7.738cm" svg:x2="23.938cm" svg:y2="7.738cm">
          <text:p/>
        </draw:line>
        <draw:line draw:style-name="gr5" draw:text-style-name="P4" draw:layer="layout" svg:x1="22.035cm" svg:y1="7.946cm" svg:x2="23.938cm" svg:y2="7.946cm">
          <text:p/>
        </draw:line>
        <draw:custom-shape draw:style-name="gr3" draw:text-style-name="P2" draw:layer="layout" svg:width="2.705cm" svg:height="2cm" svg:x="9.94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1.537cm" svg:height="0.725cm" svg:x="9.944cm" svg:y="13.832cm">
          <draw:text-box>
            <text:p><text:span text:style-name="T2">Move</text:span></text:p>
          </draw:text-box>
        </draw:frame>
        <draw:line draw:style-name="gr5" draw:text-style-name="P4" draw:layer="layout" svg:x1="9.944cm" svg:y1="14.57cm" svg:x2="12.649cm" svg:y2="14.57cm">
          <text:p/>
        </draw:line>
        <draw:line draw:style-name="gr5" draw:text-style-name="P4" draw:layer="layout" svg:x1="9.944cm" svg:y1="15.67cm" svg:x2="12.649cm" svg:y2="15.67cm">
          <text:p/>
        </draw:line>
        <draw:custom-shape draw:style-name="gr3" draw:text-style-name="P2" draw:layer="layout" svg:width="3.005cm" svg:height="2.2cm" svg:x="21.034cm" svg:y="11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585cm" svg:height="0.725cm" svg:x="21.034cm" svg:y="10.962cm">
          <draw:text-box>
            <text:p><text:span text:style-name="T2">Coordinate</text:span></text:p>
          </draw:text-box>
        </draw:frame>
        <draw:line draw:style-name="gr5" draw:text-style-name="P4" draw:layer="layout" svg:x1="21.033cm" svg:y1="11.7cm" svg:x2="24.039cm" svg:y2="11.7cm">
          <text:p/>
        </draw:line>
        <draw:line draw:style-name="gr5" draw:text-style-name="P4" draw:layer="layout" svg:x1="21.033cm" svg:y1="12.9cm" svg:x2="24.039cm" svg:y2="12.892cm">
          <text:p/>
        </draw:line>
        <draw:custom-shape draw:style-name="gr3" draw:text-style-name="P2" draw:layer="layout" svg:width="1.904cm" svg:height="1cm" svg:x="18.259cm" svg:y="3.056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562cm" svg:height="0.725cm" svg:x="18.229cm" svg:y="3cm">
          <draw:text-box>
            <text:p><text:span text:style-name="T2">Clock</text:span></text:p>
          </draw:text-box>
        </draw:frame>
        <draw:line draw:style-name="gr5" draw:text-style-name="P4" draw:layer="layout" svg:x1="18.259cm" svg:y1="3.656cm" svg:x2="20.162cm" svg:y2="3.656cm">
          <text:p/>
        </draw:line>
        <draw:line draw:style-name="gr5" draw:text-style-name="P4" draw:layer="layout" svg:x1="18.259cm" svg:y1="3.864cm" svg:x2="20.162cm" svg:y2="3.864cm">
          <text:p/>
        </draw:line>
        <draw:custom-shape draw:style-name="gr3" draw:text-style-name="P2" draw:layer="layout" svg:width="1.903cm" svg:height="2cm" svg:x="5.004cm" svg:y="10.069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567cm" svg:height="0.725cm" svg:x="5.004cm" svg:y="10cm">
          <draw:text-box>
            <text:p><text:span text:style-name="T2">Piece</text:span></text:p>
          </draw:text-box>
        </draw:frame>
        <draw:line draw:style-name="gr5" draw:text-style-name="P4" draw:layer="layout" svg:x1="5.004cm" svg:y1="10.669cm" svg:x2="6.907cm" svg:y2="10.669cm">
          <text:p/>
        </draw:line>
        <draw:line draw:style-name="gr5" draw:text-style-name="P4" draw:layer="layout" svg:x1="5.004cm" svg:y1="11.753cm" svg:x2="6.907cm" svg:y2="11.753cm">
          <text:p/>
        </draw:line>
        <draw:frame draw:style-name="gr12" draw:text-style-name="P5" draw:layer="layout" svg:width="1.669cm" svg:height="1.199cm" svg:x="4.904cm" svg:y="10.57cm">
          <draw:text-box>
            <text:p><text:span text:style-name="T3">+color</text:span></text:p>
            <text:p><text:span text:style-name="T3">+type</text:span></text:p>
          </draw:text-box>
        </draw:frame>
        <draw:frame draw:style-name="gr13" draw:text-style-name="P5" draw:layer="layout" svg:width="2.81cm" svg:height="1.199cm" svg:x="9.839cm" svg:y="14.471cm">
          <draw:text-box>
            <text:p><text:span text:style-name="T3">+location</text:span></text:p>
            <text:p><text:span text:style-name="T3">+destination</text:span></text:p>
          </draw:text-box>
        </draw:frame>
        <draw:frame draw:style-name="gr14" draw:text-style-name="P5" draw:layer="layout" svg:width="0.957cm" svg:height="1.3cm" svg:x="20.933cm" svg:y="11.6cm">
          <draw:text-box>
            <text:p><text:span text:style-name="T3">+x</text:span></text:p>
            <text:p><text:span text:style-name="T3">+y</text:span></text:p>
          </draw:text-box>
        </draw:frame>
        <draw:line draw:style-name="gr5" draw:text-style-name="P4" draw:layer="layout" svg:x1="5.004cm" svg:y1="5.8cm" svg:x2="13.019cm" svg:y2="5.8cm">
          <text:p/>
        </draw:line>
        <draw:frame draw:style-name="gr15" draw:text-style-name="P5" draw:layer="layout" svg:width="1.491cm" svg:height="0.725cm" svg:x="7.508cm" svg:y="5cm">
          <draw:text-box>
            <text:p><text:span text:style-name="T3">plays</text:span></text:p>
          </draw:text-box>
        </draw:frame>
        <draw:line draw:style-name="gr5" draw:text-style-name="P4" draw:layer="layout" svg:x1="16.024cm" svg:y1="5.8cm" svg:x2="23.237cm" svg:y2="5.8cm">
          <text:p/>
        </draw:line>
        <draw:line draw:style-name="gr5" draw:text-style-name="P4" draw:layer="layout" svg:x1="22.036cm" svg:y1="7.8cm" svg:x2="13.019cm" svg:y2="7.8cm">
          <text:p/>
        </draw:line>
        <draw:line draw:style-name="gr5" draw:text-style-name="P4" draw:layer="layout" svg:x1="23.237cm" svg:y1="5.8cm" svg:x2="23.237cm" svg:y2="7.131cm">
          <text:p/>
        </draw:line>
        <draw:line draw:style-name="gr5" draw:text-style-name="P4" draw:layer="layout" svg:x1="13.019cm" svg:y1="7.8cm" svg:x2="13.019cm" svg:y2="10.7cm">
          <text:p/>
        </draw:line>
        <draw:line draw:style-name="gr5" draw:text-style-name="P4" draw:layer="layout" svg:x1="13.018cm" svg:y1="10.7cm" svg:x2="6.907cm" svg:y2="10.7cm">
          <text:p/>
        </draw:line>
        <draw:line draw:style-name="gr5" draw:text-style-name="P4" draw:layer="layout" svg:x1="6.907cm" svg:y1="11.5cm" svg:x2="11.015cm" svg:y2="11.5cm">
          <text:p/>
        </draw:line>
        <draw:line draw:style-name="gr5" draw:text-style-name="P4" draw:layer="layout" svg:x1="5.605cm" svg:y1="15cm" svg:x2="9.913cm" svg:y2="15cm">
          <text:p/>
        </draw:line>
        <draw:line draw:style-name="gr5" draw:text-style-name="P4" draw:layer="layout" svg:x1="23.338cm" svg:y1="8.2cm" svg:x2="23.338cm" svg:y2="11cm">
          <text:p/>
        </draw:line>
        <draw:line draw:style-name="gr5" draw:text-style-name="P4" draw:layer="layout" svg:x1="21.935cm" svg:y1="13.2cm" svg:x2="21.935cm" svg:y2="15cm">
          <text:p/>
        </draw:line>
        <draw:line draw:style-name="gr5" draw:text-style-name="P4" draw:layer="layout" svg:x1="21.935cm" svg:y1="15cm" svg:x2="12.718cm" svg:y2="15cm">
          <text:p/>
        </draw:line>
        <draw:line draw:style-name="gr5" draw:text-style-name="P4" draw:layer="layout" svg:x1="11.015cm" svg:y1="11.5cm" svg:x2="21.033cm" svg:y2="11.5cm">
          <text:p/>
        </draw:line>
        <draw:frame draw:style-name="gr16" draw:text-style-name="P5" draw:layer="layout" svg:width="0.739cm" svg:height="0.725cm" svg:x="6.869cm" svg:y="10.9cm">
          <draw:text-box>
            <text:p><text:span text:style-name="T3">1</text:span></text:p>
          </draw:text-box>
        </draw:frame>
        <draw:frame draw:style-name="gr17" draw:text-style-name="P5" draw:layer="layout" svg:width="1.453cm" svg:height="0.725cm" svg:x="6.907cm" svg:y="10.075cm">
          <draw:text-box>
            <text:p><text:span text:style-name="T3">1..32</text:span></text:p>
          </draw:text-box>
        </draw:frame>
        <draw:line draw:style-name="gr5" draw:text-style-name="P4" draw:layer="layout" svg:x1="4.102cm" svg:y1="6.8cm" svg:x2="4.102cm" svg:y2="8.4cm">
          <text:p/>
        </draw:line>
        <draw:line draw:style-name="gr5" draw:text-style-name="P4" draw:layer="layout" svg:x1="4.102cm" svg:y1="8.4cm" svg:x2="5.605cm" svg:y2="8.4cm">
          <text:p/>
        </draw:line>
        <draw:line draw:style-name="gr5" draw:text-style-name="P4" draw:layer="layout" svg:x1="5.605cm" svg:y1="8.4cm" svg:x2="5.605cm" svg:y2="10cm">
          <text:p/>
        </draw:line>
        <draw:frame draw:style-name="gr18" draw:text-style-name="P5" draw:layer="layout" svg:width="1.452cm" svg:height="0.725cm" svg:x="5.555cm" svg:y="9.475cm">
          <draw:text-box>
            <text:p><text:span text:style-name="T3">0..16</text:span></text:p>
          </draw:text-box>
        </draw:frame>
        <draw:frame draw:style-name="gr19" draw:text-style-name="P5" draw:layer="layout" svg:width="0.74cm" svg:height="0.725cm" svg:x="3.963cm" svg:y="6.625cm">
          <draw:text-box>
            <text:p><text:span text:style-name="T3">1</text:span></text:p>
          </draw:text-box>
        </draw:frame>
        <draw:frame draw:style-name="gr20" draw:text-style-name="P5" draw:layer="layout" svg:width="1.215cm" svg:height="0.725cm" svg:x="4.904cm" svg:y="5.114cm">
          <draw:text-box>
            <text:p><text:span text:style-name="T3">1..2</text:span></text:p>
          </draw:text-box>
        </draw:frame>
        <draw:frame draw:style-name="gr21" draw:text-style-name="P5" draw:layer="layout" svg:width="0.741cm" svg:height="0.725cm" svg:x="12.317cm" svg:y="5.2cm">
          <draw:text-box>
            <text:p><text:span text:style-name="T3">1</text:span></text:p>
          </draw:text-box>
        </draw:frame>
        <draw:frame draw:style-name="gr16" draw:text-style-name="P5" draw:layer="layout" svg:width="0.739cm" svg:height="0.725cm" svg:x="21.535cm" svg:y="7.2cm">
          <draw:text-box>
            <text:p><text:span text:style-name="T3">1</text:span></text:p>
          </draw:text-box>
        </draw:frame>
        <draw:frame draw:style-name="gr22" draw:text-style-name="P5" draw:layer="layout" svg:width="0.977cm" svg:height="0.725cm" svg:x="22.561cm" svg:y="10.375cm">
          <draw:text-box>
            <text:p><text:span text:style-name="T3">64</text:span></text:p>
          </draw:text-box>
        </draw:frame>
        <draw:frame draw:style-name="gr21" draw:text-style-name="P5" draw:layer="layout" svg:width="0.741cm" svg:height="0.725cm" svg:x="21.271cm" svg:y="13.062cm">
          <draw:text-box>
            <text:p><text:span text:style-name="T3">2</text:span></text:p>
          </draw:text-box>
        </draw:frame>
        <draw:frame draw:style-name="gr21" draw:text-style-name="P5" draw:layer="layout" svg:width="0.741cm" svg:height="0.725cm" svg:x="12.588cm" svg:y="14.431cm">
          <draw:text-box>
            <text:p><text:span text:style-name="T3">1</text:span></text:p>
          </draw:text-box>
        </draw:frame>
        <draw:frame draw:style-name="gr23" draw:text-style-name="P5" draw:layer="layout" svg:width="1.143cm" svg:height="0.725cm" svg:x="8.97cm" svg:y="14.475cm">
          <draw:text-box>
            <text:p><text:span text:style-name="T3">0..*</text:span></text:p>
          </draw:text-box>
        </draw:frame>
        <draw:line draw:style-name="gr5" draw:text-style-name="P4" draw:layer="layout" svg:x1="5.605cm" svg:y1="15cm" svg:x2="5.605cm" svg:y2="12.1cm">
          <text:p/>
        </draw:line>
        <draw:frame draw:style-name="gr24" draw:text-style-name="P5" draw:layer="layout" svg:width="0.74cm" svg:height="0.8cm" svg:x="5.405cm" svg:y="12.038cm">
          <draw:text-box>
            <text:p><text:span text:style-name="T3">1</text:span></text:p>
          </draw:text-box>
        </draw:frame>
        <draw:frame draw:style-name="gr25" draw:text-style-name="P5" draw:layer="layout" svg:width="0.74cm" svg:height="0.725cm" svg:x="20.408cm" svg:y="10.861cm">
          <draw:text-box>
            <text:p><text:span text:style-name="T3">1</text:span></text:p>
          </draw:text-box>
        </draw:frame>
        <draw:frame draw:style-name="gr26" draw:text-style-name="P5" draw:layer="layout" svg:width="0.74cm" svg:height="0.825cm" svg:x="22.737cm" svg:y="6.5cm">
          <draw:text-box>
            <text:p><text:span text:style-name="T3">1</text:span></text:p>
          </draw:text-box>
        </draw:frame>
        <draw:frame draw:style-name="gr21" draw:text-style-name="P5" draw:layer="layout" svg:width="0.741cm" svg:height="0.725cm" svg:x="15.917cm" svg:y="5.093cm">
          <draw:text-box>
            <text:p><text:span text:style-name="T3">1</text:span></text:p>
          </draw:text-box>
        </draw:frame>
        <draw:frame draw:style-name="gr27" draw:text-style-name="P5" draw:layer="layout" svg:width="1.49cm" svg:height="0.725cm" svg:x="3.301cm" svg:y="7.5cm">
          <draw:text-box>
            <text:p><text:span text:style-name="T3">owns</text:span></text:p>
          </draw:text-box>
        </draw:frame>
        <draw:line draw:style-name="gr28" draw:text-style-name="P4" draw:layer="layout" svg:x1="5.004cm" svg:y1="7.9cm" svg:x2="5.104cm" svg:y2="7.901cm">
          <text:p/>
        </draw:line>
        <draw:line draw:style-name="gr28" draw:text-style-name="P4" draw:layer="layout" svg:x1="8.91cm" svg:y1="5.363cm" svg:x2="9.299cm" svg:y2="5.391cm">
          <text:p/>
        </draw:line>
        <draw:frame draw:style-name="gr29" draw:text-style-name="P5" draw:layer="layout" svg:width="2.349cm" svg:height="0.725cm" svg:x="19.23cm" svg:y="5.1cm">
          <draw:text-box>
            <text:p><text:span text:style-name="T3">played on</text:span></text:p>
          </draw:text-box>
        </draw:frame>
        <draw:line draw:style-name="gr28" draw:text-style-name="P4" draw:layer="layout" svg:x1="21.534cm" svg:y1="5.5cm" svg:x2="21.935cm" svg:y2="5.5cm">
          <text:p/>
        </draw:line>
        <draw:frame draw:style-name="gr30" draw:text-style-name="P5" draw:layer="layout" svg:width="2.089cm" svg:height="0.725cm" svg:x="5.62cm" svg:y="14.375cm">
          <draw:text-box>
            <text:p><text:span text:style-name="T3">contains</text:span></text:p>
          </draw:text-box>
        </draw:frame>
        <draw:line draw:style-name="gr28" draw:text-style-name="P4" draw:layer="layout" svg:x1="7.909cm" svg:y1="14.8cm" svg:x2="8.009cm" svg:y2="14.8cm">
          <text:p/>
        </draw:line>
        <draw:frame draw:style-name="gr31" draw:text-style-name="P5" draw:layer="layout" svg:width="2.088cm" svg:height="0.725cm" svg:x="16.225cm" svg:y="14.3cm">
          <draw:text-box>
            <text:p><text:span text:style-name="T3">contains</text:span></text:p>
          </draw:text-box>
        </draw:frame>
        <draw:line draw:style-name="gr28" draw:text-style-name="P4" draw:layer="layout" svg:x1="18.328cm" svg:y1="14.7cm" svg:x2="18.644cm" svg:y2="14.7cm">
          <text:p/>
        </draw:line>
        <draw:frame draw:style-name="gr32" draw:text-style-name="P5" draw:layer="layout" svg:width="1.402cm" svg:height="0.725cm" svg:x="12.317cm" svg:y="10.9cm">
          <draw:text-box>
            <text:p><text:span text:style-name="T3">is on</text:span></text:p>
          </draw:text-box>
        </draw:frame>
        <draw:line draw:style-name="gr28" draw:text-style-name="P4" draw:layer="layout" svg:x1="13.859cm" svg:y1="11.3cm" svg:x2="13.959cm" svg:y2="11.3cm">
          <text:p/>
        </draw:line>
        <draw:frame draw:style-name="gr30" draw:text-style-name="P5" draw:layer="layout" svg:width="2.089cm" svg:height="0.725cm" svg:x="12.217cm" svg:y="8.5cm">
          <draw:text-box>
            <text:p><text:span text:style-name="T3">contains</text:span></text:p>
          </draw:text-box>
        </draw:frame>
        <draw:line draw:style-name="gr28" draw:text-style-name="P4" draw:layer="layout" svg:x1="12.11cm" svg:y1="8.9cm" svg:x2="11.91cm" svg:y2="8.9cm">
          <text:p/>
        </draw:line>
        <draw:frame draw:style-name="gr30" draw:text-style-name="P5" draw:layer="layout" svg:width="2.089cm" svg:height="0.725cm" svg:x="22.636cm" svg:y="8.9cm">
          <draw:text-box>
            <text:p><text:span text:style-name="T3">contains</text:span></text:p>
          </draw:text-box>
        </draw:frame>
        <draw:line draw:style-name="gr28" draw:text-style-name="P4" draw:layer="layout" svg:x1="23.638cm" svg:y1="9.6cm" svg:x2="23.638cm" svg:y2="10cm">
          <text:p/>
        </draw:line>
        <draw:line draw:style-name="gr5" draw:text-style-name="P4" draw:layer="layout" svg:x1="14.321cm" svg:y1="5.1cm" svg:x2="14.321cm" svg:y2="3.9cm">
          <text:p/>
        </draw:line>
        <draw:line draw:style-name="gr5" draw:text-style-name="P4" draw:layer="layout" svg:x1="14.321cm" svg:y1="3.9cm" svg:x2="18.228cm" svg:y2="3.9cm">
          <text:p/>
        </draw:line>
        <draw:frame draw:style-name="gr33" draw:text-style-name="P5" draw:layer="layout" svg:width="0.74cm" svg:height="0.725cm" svg:x="13.82cm" svg:y="4.575cm">
          <draw:text-box>
            <text:p><text:span text:style-name="T3">1</text:span></text:p>
          </draw:text-box>
        </draw:frame>
        <draw:frame draw:style-name="gr21" draw:text-style-name="P5" draw:layer="layout" svg:width="0.741cm" svg:height="0.725cm" svg:x="17.62cm" svg:y="3.3cm">
          <draw:text-box>
            <text:p><text:span text:style-name="T3">1</text:span></text:p>
          </draw:text-box>
        </draw:frame>
        <draw:frame draw:style-name="gr34" draw:text-style-name="P5" draw:layer="layout" svg:width="2.111cm" svg:height="0.725cm" svg:x="14.12cm" svg:y="3.275cm">
          <draw:text-box>
            <text:p><text:span text:style-name="T3">timed by</text:span></text:p>
          </draw:text-box>
        </draw:frame>
        <draw:line draw:style-name="gr28" draw:text-style-name="P4" draw:layer="layout" svg:x1="16.124cm" svg:y1="3.7cm" svg:x2="16.525cm" svg:y2="3.7cm">
          <text:p/>
        </draw:line>
        <draw:custom-shape draw:style-name="gr3" draw:text-style-name="P2" draw:layer="layout" svg:width="1.904cm" svg:height="1cm" svg:x="4.703cm" svg:y="1.9cm">
          <text:p/>
          <draw:enhanced-geometry svg:viewBox="0 0 21600 21600" draw:type="rectangle" draw:enhanced-path="M 0 0 L 21600 0 21600 21600 0 21600 0 0 Z N"/>
        </draw:custom-shape>
        <draw:frame draw:style-name="gr35" draw:text-style-name="P3" draw:layer="layout" svg:width="1.95cm" svg:height="0.725cm" svg:x="4.603cm" svg:y="1.9cm">
          <draw:text-box>
            <text:p><text:span text:style-name="T2">Sounds</text:span></text:p>
          </draw:text-box>
        </draw:frame>
        <draw:line draw:style-name="gr5" draw:text-style-name="P4" draw:layer="layout" svg:x1="4.703cm" svg:y1="2.5cm" svg:x2="6.606cm" svg:y2="2.5cm">
          <text:p/>
        </draw:line>
        <draw:line draw:style-name="gr5" draw:text-style-name="P4" draw:layer="layout" svg:x1="4.703cm" svg:y1="2.708cm" svg:x2="6.606cm" svg:y2="2.708cm">
          <text:p/>
        </draw:line>
        <draw:line draw:style-name="gr5" draw:text-style-name="P4" draw:layer="layout" svg:x1="13.72cm" svg:y1="5.1cm" svg:x2="13.72cm" svg:y2="2.4cm">
          <text:p/>
        </draw:line>
        <draw:line draw:style-name="gr5" draw:text-style-name="P4" draw:layer="layout" svg:x1="13.72cm" svg:y1="2.4cm" svg:x2="6.607cm" svg:y2="2.4cm">
          <text:p/>
        </draw:line>
        <draw:frame draw:style-name="gr36" draw:text-style-name="P5" draw:layer="layout" svg:width="0.74cm" svg:height="0.725cm" svg:x="13.08cm" svg:y="4.575cm">
          <draw:text-box>
            <text:p><text:span text:style-name="T3">1</text:span></text:p>
          </draw:text-box>
        </draw:frame>
        <draw:frame draw:style-name="gr37" draw:text-style-name="P5" draw:layer="layout" svg:width="1.144cm" svg:height="0.725cm" svg:x="6.506cm" svg:y="2.3cm">
          <draw:text-box>
            <text:p><text:span text:style-name="T3">0..*</text:span></text:p>
          </draw:text-box>
        </draw:frame>
        <draw:frame draw:style-name="gr15" draw:text-style-name="P5" draw:layer="layout" svg:width="1.491cm" svg:height="0.725cm" svg:x="9.02cm" svg:y="1.762cm">
          <draw:text-box>
            <text:p><text:span text:style-name="T3">plays</text:span></text:p>
          </draw:text-box>
        </draw:frame>
        <draw:line draw:style-name="gr28" draw:text-style-name="P4" draw:layer="layout" svg:x1="9.027cm" svg:y1="2.146cm" svg:x2="8.626cm" svg:y2="2.146cm">
          <text:p/>
        </draw:line>
        <draw:custom-shape draw:style-name="gr3" draw:text-style-name="P2" draw:layer="layout" svg:width="2.905cm" svg:height="1cm" svg:x="24.395cm" svg:y="3cm">
          <text:p/>
          <draw:enhanced-geometry svg:viewBox="0 0 21600 21600" draw:type="rectangle" draw:enhanced-path="M 0 0 L 21600 0 21600 21600 0 21600 0 0 Z N"/>
        </draw:custom-shape>
        <draw:frame draw:style-name="gr38" draw:text-style-name="P3" draw:layer="layout" svg:width="3.06cm" svg:height="0.725cm" svg:x="24.34cm" svg:y="3cm">
          <draw:text-box>
            <text:p><text:span text:style-name="T2">UserInterface</text:span></text:p>
          </draw:text-box>
        </draw:frame>
        <draw:line draw:style-name="gr5" draw:text-style-name="P4" draw:layer="layout" svg:x1="24.394cm" svg:y1="3.6cm" svg:x2="27.299cm" svg:y2="3.6cm">
          <text:p/>
        </draw:line>
        <draw:line draw:style-name="gr5" draw:text-style-name="P4" draw:layer="layout" svg:x1="24.394cm" svg:y1="3.808cm" svg:x2="27.299cm" svg:y2="3.8cm">
          <text:p/>
        </draw:line>
        <draw:line draw:style-name="gr5" draw:text-style-name="P4" draw:layer="layout" svg:x1="15.393cm" svg:y1="5.131cm" svg:x2="15.393cm" svg:y2="4.631cm">
          <text:p/>
        </draw:line>
        <draw:line draw:style-name="gr5" draw:text-style-name="P4" draw:layer="layout" svg:x1="15.423cm" svg:y1="4.6cm" svg:x2="25.842cm" svg:y2="4.6cm">
          <text:p/>
        </draw:line>
        <draw:line draw:style-name="gr5" draw:text-style-name="P4" draw:layer="layout" svg:x1="25.842cm" svg:y1="4.6cm" svg:x2="25.842cm" svg:y2="4cm">
          <text:p/>
        </draw:line>
        <draw:frame draw:style-name="gr39" draw:text-style-name="P5" draw:layer="layout" svg:width="0.741cm" svg:height="0.925cm" svg:x="14.767cm" svg:y="4.575cm">
          <draw:text-box>
            <text:p><text:span text:style-name="T3">1</text:span></text:p>
          </draw:text-box>
        </draw:frame>
        <draw:frame draw:style-name="gr21" draw:text-style-name="P5" draw:layer="layout" svg:width="0.741cm" svg:height="0.725cm" svg:x="25.294cm" svg:y="3.869cm">
          <draw:text-box>
            <text:p><text:span text:style-name="T3">1</text:span></text:p>
          </draw:text-box>
        </draw:frame>
        <draw:frame draw:style-name="gr40" draw:text-style-name="P5" draw:layer="layout" svg:width="2.033cm" svg:height="0.725cm" svg:x="20.032cm" svg:y="4.075cm">
          <draw:text-box>
            <text:p><text:span text:style-name="T3">displays</text:span></text:p>
          </draw:text-box>
        </draw:frame>
        <draw:line draw:style-name="gr28" draw:text-style-name="P4" draw:layer="layout" svg:x1="21.974cm" svg:y1="4.423cm" svg:x2="22.397cm" svg:y2="4.423cm">
          <text:p/>
        </draw:line>
        <draw:frame draw:style-name="gr41" draw:text-style-name="P6" draw:layer="layout" svg:width="1.75cm" svg:height="1.673cm" svg:x="2.9cm" svg:y="5.427cm">
          <draw:text-box>
            <text:p text:style-name="P6">Server</text:p>
            <text:p text:style-name="P6">Client</text:p>
            <text:p text:style-name="P6"/>
          </draw:text-box>
        </draw:frame>
        <draw:custom-shape draw:style-name="gr3" draw:text-style-name="P7" draw:layer="layout" svg:width="3cm" svg:height="2.4cm" svg:x="1cm" svg:y="13.5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2.949cm" svg:height="0.725cm" svg:x="1.051cm" svg:y="13.5cm">
          <draw:text-box>
            <text:p text:style-name="P6">NetworkCom</text:p>
          </draw:text-box>
        </draw:frame>
        <draw:line draw:style-name="gr5" draw:text-style-name="P7" draw:layer="layout" svg:x1="4cm" svg:y1="14.2cm" svg:x2="1cm" svg:y2="14.2cm">
          <text:p/>
        </draw:line>
        <draw:line draw:style-name="gr5" draw:text-style-name="P7" draw:layer="layout" svg:x1="1cm" svg:y1="14.5cm" svg:x2="4cm" svg:y2="14.5cm">
          <text:p/>
        </draw:line>
        <draw:frame draw:style-name="gr1" draw:text-style-name="P6" draw:layer="layout" svg:width="2.145cm" svg:height="1.673cm" svg:x="0.973cm" svg:y="14.557cm">
          <draw:text-box>
            <text:p text:style-name="P6">send()</text:p>
            <text:p text:style-name="P6">recieve()</text:p>
            <text:p text:style-name="P6"/>
          </draw:text-box>
        </draw:frame>
        <draw:line draw:style-name="gr5" draw:text-style-name="P7" draw:layer="layout" svg:x1="3.2cm" svg:y1="6.7cm" svg:x2="3.2cm" svg:y2="13.5cm">
          <text:p/>
        </draw:line>
        <draw:line draw:style-name="gr5" draw:text-style-name="P7" draw:layer="layout" svg:x1="4cm" svg:y1="15.8cm" svg:x2="9.9cm" svg:y2="15.8cm">
          <text:p/>
        </draw:line>
        <draw:frame draw:style-name="gr1" draw:text-style-name="P6" draw:layer="layout" svg:width="2.517cm" svg:height="0.725cm" svg:x="5.257cm" svg:y="15.257cm">
          <draw:text-box>
            <text:p text:style-name="P6">Transports</text:p>
          </draw:text-box>
        </draw:frame>
        <draw:line draw:style-name="gr28" draw:text-style-name="P7" draw:layer="layout" svg:x1="7.5cm" svg:y1="15.6cm" svg:x2="8.1cm" svg:y2="15.6cm">
          <text:p/>
        </draw:line>
        <draw:frame draw:style-name="gr42" draw:text-style-name="P6" draw:layer="layout" svg:width="3.245cm" svg:height="0.825cm" draw:transform="rotate (1.56206968053493) translate (2.447cm 12.093cm)">
          <draw:text-box>
            <text:p text:style-name="P6">communicates</text:p>
          </draw:text-box>
        </draw:frame>
        <draw:line draw:style-name="gr28" draw:text-style-name="P7" draw:layer="layout" svg:x1="2.8cm" svg:y1="11.7cm" svg:x2="2.9cm" svg:y2="12.4cm">
          <text:p/>
        </draw:line>
        <draw:frame draw:style-name="gr1" draw:text-style-name="P6" draw:layer="layout" svg:width="0.739cm" svg:height="0.725cm" svg:x="9.261cm" svg:y="15.1cm">
          <draw:text-box>
            <text:p text:style-name="P6">1</text:p>
          </draw:text-box>
        </draw:frame>
        <draw:frame draw:style-name="gr1" draw:text-style-name="P6" draw:layer="layout" svg:width="0.739cm" svg:height="0.725cm" svg:x="4.061cm" svg:y="15.2cm">
          <draw:text-box>
            <text:p text:style-name="P6">1</text:p>
          </draw:text-box>
        </draw:frame>
        <draw:frame draw:style-name="gr1" draw:text-style-name="P6" draw:layer="layout" svg:width="0.739cm" svg:height="0.725cm" svg:x="2.5cm" svg:y="12.8cm">
          <draw:text-box>
            <text:p text:style-name="P6">1</text:p>
          </draw:text-box>
        </draw:frame>
        <draw:frame draw:style-name="gr1" draw:text-style-name="P6" draw:layer="layout" svg:width="0.739cm" svg:height="0.725cm" svg:x="2.5cm" svg:y="6.5cm">
          <draw:text-box>
            <text:p text:style-name="P6"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2T15:39:08.923000000</meta:creation-date>
    <dc:date>2014-05-05T13:31:35.357000000</dc:date>
    <meta:editing-duration>PT2M32S</meta:editing-duration>
    <meta:editing-cycles>2</meta:editing-cycles>
    <meta:generator>LibreOffice/4.2.2.1$Windows_x86 LibreOffice_project/3be8cda0bddd8e430d8cda1ebfd581265cca5a0f</meta:generator>
    <meta:document-statistic meta:object-count="123"/>
  </office:meta>
</office:document-meta>
</file>